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D45D1FB815ACA256.png" manifest:media-type="image/png"/>
  <manifest:file-entry manifest:full-path="Pictures/1000020100000780000004382D07076A6B41AFC8.png" manifest:media-type="image/png"/>
  <manifest:file-entry manifest:full-path="Pictures/10000201000007800000043802093B462D0D17F8.png" manifest:media-type="image/png"/>
  <manifest:file-entry manifest:full-path="Pictures/1000020100000780000004384C46D4334F06CB29.png" manifest:media-type="image/png"/>
  <manifest:file-entry manifest:full-path="Pictures/1000020100000780000004385B2FFD368483B24C.png" manifest:media-type="image/png"/>
  <manifest:file-entry manifest:full-path="Pictures/1000020100000780000004387C8F993674AE3BAE.png" manifest:media-type="image/png"/>
  <manifest:file-entry manifest:full-path="Pictures/1000020100000780000004380810798508FD570A.png" manifest:media-type="image/png"/>
  <manifest:file-entry manifest:full-path="Pictures/100002010000078000000438BF1483D7AD4A4A04.png" manifest:media-type="image/png"/>
  <manifest:file-entry manifest:full-path="Pictures/100002010000078000000438FB48B99D20F975DC.png" manifest:media-type="image/png"/>
  <manifest:file-entry manifest:full-path="Pictures/10000201000007800000043817B5F96CE87830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5.199cm" svg:height="13.734cm" svg:x="1.4cm" svg:y="0.866cm">
          <draw:image xlink:href="Pictures/10000201000007800000043802093B462D0D17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4cm" svg:height="15cm" svg:x="0.4cm" svg:y="0.4cm">
          <draw:image xlink:href="Pictures/1000020100000780000004384C46D4334F06CB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4cm" svg:height="15cm" svg:x="0.4cm" svg:y="0.4cm">
          <draw:image xlink:href="Pictures/1000020100000780000004385B2FFD368483B24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4cm" svg:height="15cm" svg:x="0.4cm" svg:y="0.4cm">
          <draw:image xlink:href="Pictures/1000020100000780000004387C8F993674AE3BA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4cm" svg:height="15cm" svg:x="0.4cm" svg:y="0.4cm">
          <draw:image xlink:href="Pictures/1000020100000780000004380810798508FD570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4cm" svg:height="15cm" svg:x="0.4cm" svg:y="0.4cm">
          <draw:image xlink:href="Pictures/1000020100000780000004382D07076A6B41AFC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4cm" svg:height="15cm" svg:x="0.4cm" svg:y="0.4cm">
          <draw:image xlink:href="Pictures/100002010000078000000438D45D1FB815ACA25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4cm" svg:height="15cm" svg:x="0.4cm" svg:y="0.4cm">
          <draw:image xlink:href="Pictures/100002010000078000000438BF1483D7AD4A4A0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4cm" svg:height="15cm" svg:x="0.4cm" svg:y="0.4cm">
          <draw:image xlink:href="Pictures/100002010000078000000438FB48B99D20F975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4cm" svg:height="15cm" svg:x="0.4cm" svg:y="0.4cm">
          <draw:image xlink:href="Pictures/10000201000007800000043817B5F96CE878308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05T16:01:34.222000000</meta:creation-date>
    <dc:date>2022-11-05T16:07:29.462000000</dc:date>
    <meta:editing-duration>PT5M56S</meta:editing-duration>
    <meta:editing-cycles>1</meta:editing-cycles>
    <meta:document-statistic meta:object-count="61"/>
    <meta:generator>Trio_Office/6.2.8.2$Windows_x86 LibreOffice_project/</meta:generator>
  </office:meta>
</office:document-meta>
</file>